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3650D100A265935C5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55891" officeooo:paragraph-rsid="00155891" style:font-size-asian="14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 Write a query that will give you all orders for more than Rs. 1000.</text:p>
      <text:p text:style-name="P1"/>
      <text:p text:style-name="P1"><draw:frame draw:style-name="fr1" draw:name="Image1" text:anchor-type="char" svg:width="12.7cm" svg:height="22.992cm" draw:z-index="0"><draw:image xlink:href="Pictures/10000001000001E0000003650D100A265935C5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39:20.627143033</meta:creation-date>
    <dc:date>2024-03-20T14:42:08.991160037</dc:date>
    <meta:editing-duration>PT2M49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" meta:word-count="15" meta:character-count="71" meta:non-whitespace-character-count="57"/>
  </office:meta>
</office:document-meta>
</file>